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5f1" officeooo:paragraph-rsid="0015a5f1"/>
    </style:style>
    <style:style style:name="P2" style:family="paragraph" style:parent-style-name="Standard">
      <style:text-properties officeooo:rsid="001801cd" officeooo:paragraph-rsid="001801cd"/>
    </style:style>
    <style:style style:name="P3" style:family="paragraph" style:parent-style-name="Standard">
      <style:text-properties officeooo:paragraph-rsid="001801cd"/>
    </style:style>
    <style:style style:name="P4" style:family="paragraph" style:parent-style-name="Standard">
      <style:text-properties officeooo:paragraph-rsid="00194b1e"/>
    </style:style>
    <style:style style:name="T1" style:family="text">
      <style:text-properties officeooo:rsid="0017f0be"/>
    </style:style>
    <style:style style:name="T2" style:family="text">
      <style:text-properties officeooo:rsid="001801cd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 officeooo:rsid="00194b1e"/>
    </style:style>
    <style:style style:name="T5" style:family="text">
      <style:text-properties fo:font-variant="normal" fo:text-transform="none" fo:color="#3a87ad" style:font-name="Roboto" fo:font-size="10.5pt" fo:letter-spacing="normal" fo:font-style="normal" fo:font-weight="bold"/>
    </style:style>
    <style:style style:name="T6" style:family="text">
      <style:text-properties fo:font-variant="normal" fo:text-transform="none" fo:color="#3a87ad" style:font-name="Roboto" fo:font-size="10.5pt" fo:letter-spacing="normal" fo:font-style="normal" fo:font-weight="bold" officeooo:rsid="001801cd"/>
    </style:style>
    <style:style style:name="T7" style:family="text">
      <style:text-properties fo:font-variant="normal" fo:text-transform="none" fo:color="#3a87ad" style:font-name="Roboto" fo:font-size="10.5pt" fo:letter-spacing="normal" fo:font-style="normal" fo:font-weight="bold" officeooo:rsid="00194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nebill-Setup/apache-tomcat-8.5.29/bin$ ./run.sh</text:p>
      <text:p text:style-name="P1">2. Enter localhost:8080..</text:p>
      <text:p text:style-name="P1">3. Pricing &gt; created product &gt; <text:span text:style-name="T1">go to product&gt; add</text:span> details <text:span text:style-name="T1">&gt;<text:tab/> clone plan add new plan<text:tab/></text:span></text:p>
      <text:p text:style-name="P1">4.customer &gt; subscriber created</text:p>
      <text:p text:style-name="P1"/>
      <text:p text:style-name="P1"/>
      <text:p text:style-name="P2">POSTMAN:<text:line-break/></text:p>
      <text:p text:style-name="P2"/>
      <text:p text:style-name="P3"><text:span text:style-name="T2">1.POST: </text:span></text:p>
      <text:p text:style-name="P3"><text:a xlink:type="simple" xlink:href="http://localhost:8080/oauth/token?grant_type=password&amp;client_id=onebill1&amp;client_secret=onebill1&amp;username=onebill1&amp;password=ce944500d9aa0e547d9e7f152fbe83a2911ea7221fa3887d4637d6912b0b74fd&amp;scope=trust" text:style-name="Internet_20_link" text:visited-style-name="Visited_20_Internet_20_Link"><text:span text:style-name="T3">http://localhost:8080/oauth/token?grant_type=password&amp;client_id=onebill1&amp;client_secret=onebill1&amp;username=onebill1&amp;password=ce944500d9aa0e547d9e7f152fbe83a2911ea7221fa3887d4637d6912b0b74fd&amp;scope=trust</text:span></text:a></text:p>
      <text:p text:style-name="P3"><text:span text:style-name="T3"/></text:p>
      <text:p text:style-name="P3"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3">http://localhost:8080</text:span></text:span></text:a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5">/oauth/token?grant_type=password&amp;client_id=</text:span></text:span></text:a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6">onebill</text:span></text:span></text:a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5">&amp;client_secret=</text:span></text:span></text:a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6">onebill</text:span></text:span></text:a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5">&amp;username=</text:span></text:span></text:a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6">onebill</text:span></text:span></text:a><text:a xlink:type="simple" xlink:href="http://localhost:8080/oauth/token?grant_type=password&amp;client_id=onebill&amp;client_secret=onebill&amp;username=onebill&amp;password=&amp;scope=trust" text:style-name="Internet_20_link" text:visited-style-name="Visited_20_Internet_20_Link"><text:span text:style-name="Strong_20_Emphasis"><text:span text:style-name="T5">&amp;password=ce944500d9aa0e547d9e7f152fbe83a2911ea7221fa3887d4637d6912b0b74fd &amp;scope=trust</text:span></text:span></text:a></text:p>
      <text:p text:style-name="P3"><text:span text:style-name="Strong_20_Emphasis"><text:span text:style-name="T5"/></text:span></text:p>
      <text:p text:style-name="P3"><text:span text:style-name="Strong_20_Emphasis"><text:span text:style-name="T5">select * from OB_USERS; </text:span></text:span><text:span text:style-name="Strong_20_Emphasis"><text:span text:style-name="T6">for onebill password</text:span></text:span></text:p>
      <text:p text:style-name="P3"><text:span text:style-name="Strong_20_Emphasis"><text:span text:style-name="T6"/></text:span></text:p>
      <text:p text:style-name="P4"><text:span text:style-name="Strong_20_Emphasis"><text:span text:style-name="T7">it will auto generate access token for Oauth2.0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2. GET</text:span></text:span></text:p>
      <text:p text:style-name="P4"><text:span text:style-name="Strong_20_Emphasis"><text:span text:style-name="T4">http://localhost:8080/rest/SubscriberService/v1/subscribers/&lt;accountNumber&gt;/subscriptions/SUB2-Test ProductA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paste the access_token from post method to </text:span></text:span><text:span text:style-name="Strong_20_Emphasis"><text:span text:style-name="T4">67001e3f-f88a-4364-bb44-afe473cf42e4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1T04:42:27.246363981</meta:creation-date>
    <dc:date>2020-12-31T06:00:47.519632889</dc:date>
    <meta:editing-duration>PT1H8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9" meta:character-count="889" meta:non-whitespace-character-count="839"/>
  </office:meta>
</office:document-meta>
</file>